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fo:language="es" fo:country="ES" officeooo:rsid="0015082e" officeooo:paragraph-rsid="0015082e"/>
    </style:style>
    <style:style style:name="P2" style:family="paragraph" style:parent-style-name="Footer">
      <style:paragraph-properties fo:text-align="end" style:justify-single-word="false"/>
      <style:text-properties fo:language="es" fo:country="ES" officeooo:rsid="00176e53" officeooo:paragraph-rsid="00176e53"/>
    </style:style>
    <style:style style:name="P3" style:family="paragraph" style:parent-style-name="Text_20_body">
      <style:paragraph-properties fo:text-align="justify" style:justify-single-word="false"/>
      <style:text-properties fo:language="es" fo:country="ES" officeooo:rsid="003069c5" officeooo:paragraph-rsid="003069c5"/>
    </style:style>
    <style:style style:name="P4" style:family="paragraph" style:parent-style-name="Text_20_body">
      <style:paragraph-properties fo:text-align="justify" style:justify-single-word="false"/>
      <style:text-properties fo:language="es" fo:country="ES" officeooo:rsid="003069c5"/>
    </style:style>
    <style:style style:name="P5" style:family="paragraph" style:parent-style-name="Text_20_body">
      <style:paragraph-properties fo:text-align="justify" style:justify-single-word="false"/>
      <style:text-properties fo:language="es" fo:country="ES" officeooo:rsid="0023c872" officeooo:paragraph-rsid="0023c872"/>
    </style:style>
    <style:style style:name="P6" style:family="paragraph" style:parent-style-name="Text_20_body">
      <style:paragraph-properties fo:text-align="justify" style:justify-single-word="false"/>
      <style:text-properties fo:language="es" fo:country="ES" officeooo:rsid="0023c872"/>
    </style:style>
    <style:style style:name="P7" style:family="paragraph" style:parent-style-name="Text_20_body">
      <style:paragraph-properties fo:text-align="justify" style:justify-single-word="false"/>
      <style:text-properties fo:language="es" fo:country="ES" officeooo:rsid="002f41b4" officeooo:paragraph-rsid="002f41b4"/>
    </style:style>
    <style:style style:name="P8" style:family="paragraph" style:parent-style-name="Text_20_body">
      <style:paragraph-properties fo:text-align="justify" style:justify-single-word="false"/>
      <style:text-properties fo:language="es" fo:country="ES" officeooo:rsid="002f8357" officeooo:paragraph-rsid="002f8357"/>
    </style:style>
    <style:style style:name="P9" style:family="paragraph" style:parent-style-name="Text_20_body">
      <style:paragraph-properties fo:text-align="justify" style:justify-single-word="false"/>
      <style:text-properties fo:language="es" fo:country="ES" fo:font-weight="normal" officeooo:rsid="003069c5" officeooo:paragraph-rsid="003069c5" style:font-weight-asian="normal" style:font-weight-complex="normal"/>
    </style:style>
    <style:style style:name="P10" style:family="paragraph" style:parent-style-name="Contents_20_Heading">
      <style:text-properties fo:language="es" fo:country="ES"/>
    </style:style>
    <style:style style:name="P11" style:family="paragraph" style:parent-style-name="Standard">
      <style:text-properties fo:language="es" fo:country="ES"/>
    </style:style>
    <style:style style:name="P12" style:family="paragraph" style:parent-style-name="Text_20_body">
      <style:paragraph-properties fo:text-align="justify" style:justify-single-word="false"/>
      <style:text-properties fo:language="es" fo:country="ES" officeooo:paragraph-rsid="0023c872"/>
    </style:style>
    <style:style style:name="P13" style:family="paragraph" style:parent-style-name="Text_20_body">
      <style:paragraph-properties fo:text-align="justify" style:justify-single-word="false"/>
      <style:text-properties fo:language="es" fo:country="ES"/>
    </style:style>
    <style:style style:name="P14" style:family="paragraph" style:parent-style-name="Text_20_body">
      <style:paragraph-properties fo:text-align="justify" style:justify-single-word="false"/>
      <style:text-properties fo:language="es" fo:country="ES" officeooo:paragraph-rsid="002f8357"/>
    </style:style>
    <style:style style:name="P15" style:family="paragraph" style:parent-style-name="Text_20_body">
      <style:text-properties fo:language="es" fo:country="ES"/>
    </style:style>
    <style:style style:name="P16" style:family="paragraph" style:parent-style-name="Text_20_body">
      <style:text-properties fo:language="es" fo:country="ES" officeooo:rsid="0045e98b" officeooo:paragraph-rsid="0045e98b"/>
    </style:style>
    <style:style style:name="P17" style:family="paragraph" style:parent-style-name="Text_20_body">
      <style:paragraph-properties fo:text-align="justify" style:justify-single-word="false"/>
      <style:text-properties fo:language="es" fo:country="ES" officeooo:rsid="0045e98b" officeooo:paragraph-rsid="0045e98b"/>
    </style:style>
    <style:style style:name="P18" style:family="paragraph" style:parent-style-name="Text_20_body">
      <style:paragraph-properties fo:text-align="justify" style:justify-single-word="false"/>
      <style:text-properties fo:language="es" fo:country="ES" officeooo:rsid="0046a473" officeooo:paragraph-rsid="0046a473"/>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paragraph-properties fo:text-align="center" style:justify-single-word="false"/>
      <style:text-properties fo:font-size="18pt" fo:language="es" fo:country="ES" fo:font-weight="bold" officeooo:rsid="002b0f21" officeooo:paragraph-rsid="002b0f21" style:font-size-asian="15.75pt" style:font-weight-asian="bold" style:font-size-complex="18pt" style:font-weight-complex="bold"/>
    </style:style>
    <style:style style:name="P22" style:family="paragraph" style:parent-style-name="Standard">
      <style:paragraph-properties fo:text-align="center"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23" style:family="paragraph" style:parent-style-name="Standard">
      <style:paragraph-properties fo:text-align="end"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24" style:family="paragraph" style:parent-style-name="Standard">
      <style:paragraph-properties fo:text-align="center" style:justify-single-word="false"/>
      <style:text-properties fo:font-size="18pt" fo:language="es" fo:country="ES" fo:font-weight="bold" officeooo:rsid="0015082e" officeooo:paragraph-rsid="0015082e" style:font-size-asian="15.75pt" style:font-weight-asian="bold" style:font-size-complex="18pt" style:font-weight-complex="bold"/>
    </style:style>
    <style:style style:name="P25" style:family="paragraph" style:parent-style-name="Standard">
      <style:paragraph-properties fo:text-align="justify" style:justify-single-word="false"/>
      <style:text-properties fo:font-size="12pt" fo:font-weight="normal" officeooo:rsid="0015082e" officeooo:paragraph-rsid="0015082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s" fo:country="ES" fo:font-weight="normal" officeooo:rsid="00333d8d" officeooo:paragraph-rsid="001b23e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31" style:family="paragraph" style:parent-style-name="Standard">
      <style:paragraph-properties fo:text-align="end" style:justify-single-word="false"/>
      <style:text-properties fo:font-size="12pt" fo:language="es" fo:country="ES" fo:font-weight="normal" officeooo:rsid="0013fc1b" officeooo:paragraph-rsid="0013fc1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ES" fo:font-weight="normal" officeooo:rsid="001a33ef" officeooo:paragraph-rsid="001a33e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ES" fo:font-weight="normal" officeooo:rsid="001b23ed" officeooo:paragraph-rsid="001b23ed"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35" style:family="paragraph" style:parent-style-name="Table_20_Contents">
      <style:paragraph-properties fo:text-align="justify" style:justify-single-word="false"/>
      <style:text-properties fo:font-size="12pt" fo:language="es" fo:country="ES" officeooo:rsid="0034bf4c" officeooo:paragraph-rsid="0034bf4c" style:font-size-asian="10.5pt" style:font-size-complex="12pt"/>
    </style:style>
    <style:style style:name="P36" style:family="paragraph" style:parent-style-name="Table_20_Contents">
      <style:paragraph-properties fo:text-align="center" style:justify-single-word="false"/>
      <style:text-properties fo:font-size="12pt" fo:language="es" fo:country="ES" fo:font-weight="bold" officeooo:rsid="0034bf4c" officeooo:paragraph-rsid="0034bf4c" style:font-size-asian="10.5pt" style:font-weight-asian="bold" style:font-size-complex="12pt" style:font-weight-complex="bold"/>
    </style:style>
    <style:style style:name="P37" style:family="paragraph" style:parent-style-name="Standard">
      <style:paragraph-properties fo:text-align="justify" style:justify-single-word="false"/>
      <style:text-properties fo:font-size="12pt" fo:language="es" fo:country="ES" fo:font-weight="bold" officeooo:rsid="0015082e" officeooo:paragraph-rsid="0015082e" style:font-size-asian="10.5pt" style:font-weight-asian="bold" style:font-size-complex="12pt" style:font-weight-complex="bold"/>
    </style:style>
    <style:style style:name="P38" style:family="paragraph" style:parent-style-name="Table_20_Contents">
      <style:paragraph-properties fo:text-align="justify" style:justify-single-word="false"/>
      <style:text-properties fo:font-size="12pt" officeooo:rsid="00489327" officeooo:paragraph-rsid="00489327" style:font-size-asian="10.5pt" style:font-size-complex="12pt"/>
    </style:style>
    <style:style style:name="P39" style:family="paragraph" style:parent-style-name="Table_20_Contents">
      <style:paragraph-properties fo:text-align="center" style:justify-single-word="false"/>
      <style:text-properties fo:font-size="12pt" officeooo:rsid="00489327" officeooo:paragraph-rsid="00489327" style:font-size-asian="10.5pt" style:font-size-complex="12pt"/>
    </style:style>
    <style:style style:name="P40" style:family="paragraph" style:parent-style-name="Table_20_Contents">
      <style:paragraph-properties fo:text-align="center" style:justify-single-word="false"/>
      <style:text-properties fo:font-size="12pt" officeooo:rsid="004a6dde" officeooo:paragraph-rsid="004a6dde" style:font-size-asian="10.5pt" style:font-size-complex="12pt"/>
    </style:style>
    <style:style style:name="P41" style:family="paragraph" style:parent-style-name="Table_20_Contents">
      <style:paragraph-properties fo:text-align="center" style:justify-single-word="false"/>
      <style:text-properties fo:font-size="12pt" officeooo:rsid="004c16c5" officeooo:paragraph-rsid="004c16c5" style:font-size-asian="10.5pt" style:font-size-complex="12pt"/>
    </style:style>
    <style:style style:name="P42" style:family="paragraph" style:parent-style-name="Table_20_Contents">
      <style:paragraph-properties fo:text-align="center" style:justify-single-word="false"/>
      <style:text-properties fo:font-size="12pt" style:font-size-asian="10.5pt" style:font-size-complex="12pt"/>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4c9c26"/>
    </style:style>
    <style:style style:name="P45" style:family="paragraph" style:parent-style-name="Standard">
      <style:paragraph-properties fo:text-align="justify" style:justify-single-word="false"/>
      <style:text-properties fo:font-weight="normal" officeooo:paragraph-rsid="0015082e" style:font-weight-asian="normal" style:font-weight-complex="normal"/>
    </style:style>
    <style:style style:name="P46" style:family="paragraph" style:parent-style-name="Text_20_body">
      <style:paragraph-properties fo:text-align="justify" style:justify-single-word="false"/>
      <style:text-properties officeooo:rsid="004c9c26" officeooo:paragraph-rsid="004c9c26"/>
    </style:style>
    <style:style style:name="P47" style:family="paragraph" style:parent-style-name="Footer">
      <style:paragraph-properties fo:text-align="end" style:justify-single-word="false"/>
      <style:text-properties fo:language="es" fo:country="ES" officeooo:rsid="0015082e" officeooo:paragraph-rsid="0015082e"/>
    </style:style>
    <style:style style:name="P48" style:family="paragraph" style:parent-style-name="Heading_20_1">
      <style:text-properties fo:language="es" fo:country="ES"/>
    </style:style>
    <style:style style:name="P49" style:family="paragraph" style:parent-style-name="Heading_20_1">
      <style:text-properties fo:language="es" fo:country="ES" officeooo:paragraph-rsid="00374fcf"/>
    </style:style>
    <style:style style:name="P50" style:family="paragraph" style:parent-style-name="Heading_20_1">
      <style:text-properties fo:language="es" fo:country="ES" officeooo:paragraph-rsid="004cfa83"/>
    </style:style>
    <style:style style:name="P51" style:family="paragraph" style:parent-style-name="Heading_20_2">
      <style:text-properties fo:language="es" fo:country="ES"/>
    </style:style>
    <style:style style:name="P52" style:family="paragraph" style:parent-style-name="Standard" style:list-style-name="L2">
      <style:paragraph-properties fo:text-align="justify" style:justify-single-word="false"/>
      <style:text-properties fo:font-size="12pt" fo:language="es" fo:country="ES" fo:font-weight="normal" officeooo:rsid="00244fd4" officeooo:paragraph-rsid="00244fd4" style:font-size-asian="10.5pt" style:font-weight-asian="normal" style:font-size-complex="12pt" style:font-weight-complex="normal"/>
    </style:style>
    <style:style style:name="P53" style:family="paragraph" style:parent-style-name="Standard" style:list-style-name="L2">
      <style:paragraph-properties fo:text-align="justify" style:justify-single-word="false"/>
      <style:text-properties fo:font-size="12pt" fo:language="es" fo:country="ES" fo:font-weight="normal" officeooo:rsid="00248eee" officeooo:paragraph-rsid="00248eee" style:font-size-asian="10.5pt" style:font-weight-asian="normal" style:font-size-complex="12pt" style:font-weight-complex="normal"/>
    </style:style>
    <style:style style:name="P54" style:family="paragraph" style:parent-style-name="Standard" style:list-style-name="L2">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55" style:family="paragraph" style:parent-style-name="Standard" style:list-style-name="L8">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56" style:family="paragraph" style:parent-style-name="Standard" style:list-style-name="L9">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57" style:family="paragraph" style:parent-style-name="Standard" style:list-style-name="L13">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58" style:family="paragraph" style:parent-style-name="Standard" style:list-style-name="L18">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59" style:family="paragraph" style:parent-style-name="Standard" style:list-style-name="L18">
      <style:paragraph-properties fo:text-align="justify" style:justify-single-word="false"/>
      <style:text-properties officeooo:paragraph-rsid="0015082e"/>
    </style:style>
    <style:style style:name="P60" style:family="paragraph" style:parent-style-name="Text_20_body" style:list-style-name="L1">
      <style:paragraph-properties fo:text-align="justify" style:justify-single-word="false"/>
      <style:text-properties fo:language="es" fo:country="ES" officeooo:rsid="0023c872" officeooo:paragraph-rsid="0023c872"/>
    </style:style>
    <style:style style:name="P61" style:family="paragraph" style:parent-style-name="Text_20_body" style:list-style-name="L3">
      <style:paragraph-properties fo:text-align="justify" style:justify-single-word="false"/>
      <style:text-properties fo:language="es" fo:country="ES" officeooo:rsid="002f41b4" officeooo:paragraph-rsid="002f41b4"/>
    </style:style>
    <style:style style:name="P62" style:family="paragraph" style:parent-style-name="Text_20_body" style:list-style-name="L4">
      <style:paragraph-properties fo:text-align="justify" style:justify-single-word="false"/>
      <style:text-properties fo:language="es" fo:country="ES" officeooo:rsid="002f8357" officeooo:paragraph-rsid="002f8357"/>
    </style:style>
    <style:style style:name="P63" style:family="paragraph" style:parent-style-name="Text_20_body" style:list-style-name="L5">
      <style:paragraph-properties fo:text-align="justify" style:justify-single-word="false"/>
      <style:text-properties fo:language="es" fo:country="ES" officeooo:rsid="002f8357" officeooo:paragraph-rsid="002f8357"/>
    </style:style>
    <style:style style:name="P64" style:family="paragraph" style:parent-style-name="Text_20_body" style:list-style-name="L6">
      <style:paragraph-properties fo:text-align="justify" style:justify-single-word="false"/>
      <style:text-properties fo:language="es" fo:country="ES" officeooo:rsid="003069c5" officeooo:paragraph-rsid="003069c5"/>
    </style:style>
    <style:style style:name="P65" style:family="paragraph" style:parent-style-name="Text_20_body" style:list-style-name="L7">
      <style:paragraph-properties fo:text-align="justify" style:justify-single-word="false"/>
      <style:text-properties fo:language="es" fo:country="ES" officeooo:paragraph-rsid="003069c5"/>
    </style:style>
    <style:style style:name="P66" style:family="paragraph" style:parent-style-name="Text_20_body">
      <style:paragraph-properties fo:text-align="justify" style:justify-single-word="false"/>
      <style:text-properties fo:language="es" fo:country="ES"/>
    </style:style>
    <style:style style:name="P67" style:family="paragraph" style:parent-style-name="Text_20_body" style:list-style-name="L7">
      <style:paragraph-properties fo:text-align="justify" style:justify-single-word="false"/>
      <style:text-properties fo:language="es" fo:country="ES" fo:font-weight="normal" officeooo:rsid="003069c5" officeooo:paragraph-rsid="003069c5" style:font-weight-asian="normal" style:font-weight-complex="normal"/>
    </style:style>
    <style:style style:name="P68" style:family="paragraph" style:parent-style-name="Text_20_body" style:list-style-name="L10">
      <style:paragraph-properties fo:text-align="justify" style:justify-single-word="false"/>
      <style:text-properties fo:language="es" fo:country="ES" officeooo:rsid="00462ead" officeooo:paragraph-rsid="00462ead"/>
    </style:style>
    <style:style style:name="P69" style:family="paragraph" style:parent-style-name="Text_20_body" style:list-style-name="L10">
      <style:paragraph-properties fo:text-align="justify" style:justify-single-word="false"/>
      <style:text-properties fo:language="es" fo:country="ES" officeooo:rsid="0046a473" officeooo:paragraph-rsid="0046a473"/>
    </style:style>
    <style:style style:name="P70" style:family="paragraph" style:parent-style-name="Text_20_body">
      <style:paragraph-properties fo:text-align="justify" style:justify-single-word="false"/>
      <style:text-properties fo:language="es" fo:country="ES" officeooo:rsid="004c9c26" officeooo:paragraph-rsid="004c9c26"/>
    </style:style>
    <style:style style:name="P71" style:family="paragraph" style:parent-style-name="Text_20_body" style:list-style-name="L12">
      <style:paragraph-properties fo:text-align="justify" style:justify-single-word="false"/>
      <style:text-properties fo:language="es" fo:country="ES" officeooo:rsid="004c9c26" officeooo:paragraph-rsid="004c9c26"/>
    </style:style>
    <style:style style:name="P72" style:family="paragraph" style:parent-style-name="Text_20_body">
      <style:paragraph-properties fo:text-align="justify" style:justify-single-word="false"/>
      <style:text-properties fo:language="es" fo:country="ES" officeooo:rsid="004cfa83" officeooo:paragraph-rsid="004cfa83"/>
    </style:style>
    <style:style style:name="P73" style:family="paragraph" style:parent-style-name="Text_20_body" style:list-style-name="L17">
      <style:paragraph-properties fo:text-align="justify" style:justify-single-word="false"/>
      <style:text-properties fo:language="es" fo:country="ES" officeooo:rsid="00555b53" officeooo:paragraph-rsid="00555b53"/>
    </style:style>
    <style:style style:name="P74" style:family="paragraph" style:parent-style-name="Text_20_body" style:list-style-name="L7">
      <style:paragraph-properties fo:text-align="justify" style:justify-single-word="false"/>
    </style:style>
    <style:style style:name="P75" style:family="paragraph" style:parent-style-name="Text_20_body" style:list-style-name="L11">
      <style:paragraph-properties fo:text-align="justify" style:justify-single-word="false"/>
      <style:text-properties officeooo:paragraph-rsid="004c9c26"/>
    </style:style>
    <style:style style:name="P76" style:family="paragraph" style:parent-style-name="Text_20_body" style:list-style-name="L12">
      <style:paragraph-properties fo:text-align="justify" style:justify-single-word="false"/>
      <style:text-properties officeooo:paragraph-rsid="004c9c26"/>
    </style:style>
    <style:style style:name="P77" style:family="paragraph" style:parent-style-name="Text_20_body" style:list-style-name="L14">
      <style:paragraph-properties fo:text-align="justify" style:justify-single-word="false"/>
      <style:text-properties officeooo:paragraph-rsid="004cfa83"/>
    </style:style>
    <style:style style:name="P78" style:family="paragraph" style:parent-style-name="Text_20_body" style:list-style-name="L16">
      <style:paragraph-properties fo:text-align="justify" style:justify-single-word="false"/>
      <style:text-properties officeooo:paragraph-rsid="004cfa83"/>
    </style:style>
    <style:style style:name="P79" style:family="paragraph" style:parent-style-name="Text_20_body">
      <style:paragraph-properties fo:text-align="justify" style:justify-single-word="false"/>
    </style:style>
    <style:style style:name="P80" style:family="paragraph" style:parent-style-name="Text_20_body" style:list-style-name="L17">
      <style:paragraph-properties fo:text-align="justify" style:justify-single-word="false"/>
      <style:text-properties officeooo:paragraph-rsid="00555b53"/>
    </style:style>
    <style:style style:name="P81" style:family="paragraph" style:parent-style-name="Text_20_body" style:list-style-name="L17">
      <style:paragraph-properties fo:text-align="justify" style:justify-single-word="false"/>
      <style:text-properties officeooo:paragraph-rsid="006614b0"/>
    </style:style>
    <style:style style:name="P82" style:family="paragraph" style:parent-style-name="Text_20_body" style:list-style-name="L14">
      <style:paragraph-properties fo:text-align="justify" style:justify-single-word="false"/>
      <style:text-properties style:font-name="Liberation Serif" fo:language="es" fo:country="ES" officeooo:rsid="004cfa83" officeooo:paragraph-rsid="004cfa83"/>
    </style:style>
    <style:style style:name="P83" style:family="paragraph" style:parent-style-name="Text_20_body" style:list-style-name="L15">
      <style:paragraph-properties fo:text-align="justify" style:justify-single-word="false"/>
      <style:text-properties style:font-name="Liberation Serif" fo:language="es" fo:country="ES" officeooo:rsid="004cfa83" officeooo:paragraph-rsid="004cfa83"/>
    </style:style>
    <style:style style:name="P84" style:family="paragraph" style:parent-style-name="Text_20_body" style:list-style-name="L16">
      <style:paragraph-properties fo:text-align="justify" style:justify-single-word="false"/>
      <style:text-properties officeooo:rsid="0064d2d8" officeooo:paragraph-rsid="0064d2d8"/>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style:text-underline-style="none"/>
    </style:style>
    <style:style style:name="T4" style:family="text">
      <style:text-properties fo:language="es" fo:country="ES" officeooo:rsid="00489327"/>
    </style:style>
    <style:style style:name="T5" style:family="text">
      <style:text-properties fo:language="es" fo:country="ES" officeooo:rsid="004c9c26"/>
    </style:style>
    <style:style style:name="T6" style:family="text">
      <style:text-properties fo:language="es" fo:country="ES" officeooo:rsid="00555b53"/>
    </style:style>
    <style:style style:name="T7" style:family="text">
      <style:text-properties fo:language="es" fo:country="ES" officeooo:rsid="006614b0"/>
    </style:style>
    <style:style style:name="T8" style:family="text">
      <style:text-properties fo:font-weight="normal" style:font-weight-asian="normal" style:font-weight-complex="normal"/>
    </style:style>
    <style:style style:name="T9" style:family="text">
      <style:text-properties fo:font-weight="normal" officeooo:rsid="003069c5" style:font-weight-asian="normal" style:font-weight-complex="normal"/>
    </style:style>
    <style:style style:name="T10" style:family="text">
      <style:text-properties style:text-underline-style="none"/>
    </style:style>
    <style:style style:name="T11" style:family="text">
      <style:text-properties officeooo:rsid="001e64fe"/>
    </style:style>
    <style:style style:name="T12" style:family="text">
      <style:text-properties officeooo:rsid="0043c4e2"/>
    </style:style>
    <style:style style:name="T13" style:family="text">
      <style:text-properties officeooo:rsid="0023c872"/>
    </style:style>
    <style:style style:name="T14" style:family="text">
      <style:text-properties officeooo:rsid="00244fd4"/>
    </style:style>
    <style:style style:name="T15" style:family="text">
      <style:text-properties officeooo:rsid="00248eee"/>
    </style:style>
    <style:style style:name="T16" style:family="text">
      <style:text-properties officeooo:rsid="00267c00"/>
    </style:style>
    <style:style style:name="T17" style:family="text">
      <style:text-properties officeooo:rsid="002f41b4"/>
    </style:style>
    <style:style style:name="T18" style:family="text">
      <style:text-properties officeooo:rsid="003069c5"/>
    </style:style>
    <style:style style:name="T19" style:family="text">
      <style:text-properties officeooo:rsid="0040b487"/>
    </style:style>
    <style:style style:name="T20" style:family="text">
      <style:text-properties officeooo:rsid="00333d8d"/>
    </style:style>
    <style:style style:name="T21" style:family="text">
      <style:text-properties officeooo:rsid="00489327"/>
    </style:style>
    <style:style style:name="T22" style:family="text">
      <style:text-properties style:font-name="Liberation Serif" fo:language="es" fo:country="ES"/>
    </style:style>
    <style:style style:name="T23" style:family="text">
      <style:text-properties style:font-name="Liberation Serif" fo:language="es" fo:country="ES" officeooo:rsid="004cfa83"/>
    </style:style>
    <style:style style:name="T24" style:family="text">
      <style:text-properties style:font-name="Liberation Serif" fo:language="es" fo:country="ES" fo:font-weight="normal" style:font-weight-asian="normal" style:font-weight-complex="normal"/>
    </style:style>
    <style:style style:name="T25" style:family="text">
      <style:text-properties style:font-name="Liberation Serif" fo:language="es" fo:country="ES" fo:font-weight="normal" officeooo:rsid="004cfa83" style:font-weight-asian="normal" style:font-weight-complex="normal"/>
    </style:style>
    <style:style style:name="T26" style:family="text">
      <style:text-properties style:font-name="Liberation Serif" fo:language="es" fo:country="ES" fo:font-weight="normal" officeooo:rsid="00555b53" style:font-weight-asian="normal" style:font-weight-complex="normal"/>
    </style:style>
    <style:style style:name="T27" style:family="text">
      <style:text-properties style:font-name="Liberation Serif" fo:language="es" fo:country="ES" fo:font-weight="normal" officeooo:rsid="006614b0" style:font-weight-asian="normal" style:font-weight-complex="normal"/>
    </style:style>
    <style:style style:name="T28" style:family="text">
      <style:text-properties fo:font-size="12pt" fo:language="es" fo:country="ES" officeooo:rsid="0015082e" style:font-size-asian="10.5pt" style:font-size-complex="12pt"/>
    </style:style>
    <style:style style:name="T29" style:family="text">
      <style:text-properties officeooo:rsid="0061d24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rackUp</text:p>
      <text:p text:style-name="P22"/>
      <text:p text:style-name="P22"/>
      <text:p text:style-name="P22"/>
      <text:p text:style-name="P22"/>
      <text:p text:style-name="P22"/>
      <text:p text:style-name="P22"/>
      <text:p text:style-name="P22"/>
      <text:p text:style-name="P22">LOGO APLICACIÓ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p text:style-name="P23"/>
      <text:p text:style-name="P23"/>
      <text:p text:style-name="P23"/>
      <text:p text:style-name="P23"/>
      <text:p text:style-name="P31">Trabajo realizado por:</text:p>
      <text:p text:style-name="P31">Álvaro Muñoz Panadero, alumno de 2º DAM</text:p>
      <text:p text:style-name="P31"/>
      <text:p text:style-name="P31"><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10">ÍNDICE</text:p>
          </text:index-title>
          <text:p text:style-name="P19"><text:a xlink:type="simple" xlink:href="#__RefHeading___Toc274_1153184408" text:style-name="Index_20_Link" text:visited-style-name="Index_20_Link"><text:span text:style-name="T1">1. Introducción<text:tab/>3</text:span></text:a></text:p>
          <text:p text:style-name="P20"><text:a xlink:type="simple" xlink:href="#__RefHeading___Toc276_1153184408" text:style-name="Index_20_Link" text:visited-style-name="Index_20_Link"><text:span text:style-name="T1"><text:s/>1.1 Presentación del proyecto<text:tab/>3</text:span></text:a></text:p>
          <text:p text:style-name="P20"><text:a xlink:type="simple" xlink:href="#__RefHeading___Toc278_1153184408" text:style-name="Index_20_Link" text:visited-style-name="Index_20_Link"><text:span text:style-name="T1"><text:s/>1.2 Objetivos del proyecto<text:tab/>4</text:span></text:a></text:p>
          <text:p text:style-name="P19"><text:a xlink:type="simple" xlink:href="#__RefHeading___Toc280_1153184408" text:style-name="Index_20_Link" text:visited-style-name="Index_20_Link"><text:span text:style-name="T1">2. Análisis de requerimientos<text:tab/>5</text:span></text:a></text:p>
          <text:p text:style-name="P20"><text:a xlink:type="simple" xlink:href="#__RefHeading___Toc282_1153184408" text:style-name="Index_20_Link" text:visited-style-name="Index_20_Link"><text:span text:style-name="T1"><text:s/>2.1 Identificación de necesidades y requerimientos<text:tab/>5</text:span></text:a></text:p>
          <text:p text:style-name="P20"><text:a xlink:type="simple" xlink:href="#__RefHeading___Toc284_1153184408" text:style-name="Index_20_Link" text:visited-style-name="Index_20_Link"><text:span text:style-name="T1"><text:s/>2.2 Identificación de público<text:tab/>7</text:span></text:a></text:p>
          <text:p text:style-name="P20"><text:a xlink:type="simple" xlink:href="#__RefHeading___Toc286_1153184408" text:style-name="Index_20_Link" text:visited-style-name="Index_20_Link"><text:span text:style-name="T1"><text:s/>2.3 Estudio de mercado y competencia<text:tab/>8</text:span></text:a></text:p>
          <text:p text:style-name="P19"><text:a xlink:type="simple" xlink:href="#__RefHeading___Toc288_1153184408" text:style-name="Index_20_Link" text:visited-style-name="Index_20_Link"><text:span text:style-name="T1">3. Diseño y planificación<text:tab/>10</text:span></text:a></text:p>
          <text:p text:style-name="P20"><text:a xlink:type="simple" xlink:href="#__RefHeading___Toc290_1153184408" text:style-name="Index_20_Link" text:visited-style-name="Index_20_Link"><text:span text:style-name="T1"><text:s/>3.1 Definición de la arquitectura del proyecto<text:tab/>10</text:span></text:a></text:p>
          <text:p text:style-name="P20"><text:a xlink:type="simple" xlink:href="#__RefHeading___Toc292_1153184408" text:style-name="Index_20_Link" text:visited-style-name="Index_20_Link"><text:span text:style-name="T1"><text:s/>3.2 Diseño de la interfaz de usuario<text:tab/>10</text:span></text:a></text:p>
          <text:p text:style-name="P20"><text:a xlink:type="simple" xlink:href="#__RefHeading___Toc294_1153184408" text:style-name="Index_20_Link" text:visited-style-name="Index_20_Link"><text:span text:style-name="T1"><text:s/>3.3 Planificación de tareas y los recursos necesarios<text:tab/>10</text:span></text:a></text:p>
          <text:p text:style-name="P19"><text:a xlink:type="simple" xlink:href="#__RefHeading___Toc296_1153184408" text:style-name="Index_20_Link" text:visited-style-name="Index_20_Link"><text:span text:style-name="T1">4. Implementación y pruebas<text:tab/>10</text:span></text:a></text:p>
          <text:p text:style-name="P20"><text:a xlink:type="simple" xlink:href="#__RefHeading___Toc298_1153184408" text:style-name="Index_20_Link" text:visited-style-name="Index_20_Link"><text:span text:style-name="T1"><text:s/>4.1 Desarrollo de las funcionalidades del proyecto<text:tab/>10</text:span></text:a></text:p>
          <text:p text:style-name="P20"><text:a xlink:type="simple" xlink:href="#__RefHeading___Toc300_1153184408" text:style-name="Index_20_Link" text:visited-style-name="Index_20_Link"><text:span text:style-name="T1"><text:s/>4.2 Pruebas unitarias y de integración<text:tab/>10</text:span></text:a></text:p>
          <text:p text:style-name="P20"><text:a xlink:type="simple" xlink:href="#__RefHeading___Toc302_1153184408" text:style-name="Index_20_Link" text:visited-style-name="Index_20_Link"><text:span text:style-name="T1"><text:s/>4.3 Corrección de errores y optimización del rendimiento<text:tab/>10</text:span></text:a></text:p>
          <text:p text:style-name="P19"><text:a xlink:type="simple" xlink:href="#__RefHeading___Toc304_1153184408" text:style-name="Index_20_Link" text:visited-style-name="Index_20_Link"><text:span text:style-name="T1">5. Documentación<text:tab/>10</text:span></text:a></text:p>
          <text:p text:style-name="P20"><text:a xlink:type="simple" xlink:href="#__RefHeading___Toc306_1153184408" text:style-name="Index_20_Link" text:visited-style-name="Index_20_Link"><text:span text:style-name="T1"><text:s/>5.1 Documentación técnica<text:tab/>10</text:span></text:a></text:p>
          <text:p text:style-name="P20"><text:a xlink:type="simple" xlink:href="#__RefHeading___Toc308_1153184408" text:style-name="Index_20_Link" text:visited-style-name="Index_20_Link"><text:span text:style-name="T1"><text:s/>5.2 Documentación de usuario final<text:tab/>10</text:span></text:a></text:p>
          <text:p text:style-name="P20"><text:a xlink:type="simple" xlink:href="#__RefHeading___Toc310_1153184408" text:style-name="Index_20_Link" text:visited-style-name="Index_20_Link"><text:span text:style-name="T1"><text:s/>5.3 Manual de instalación y configuración<text:tab/>10</text:span></text:a></text:p>
          <text:p text:style-name="P19"><text:a xlink:type="simple" xlink:href="#__RefHeading___Toc312_1153184408" text:style-name="Index_20_Link" text:visited-style-name="Index_20_Link"><text:span text:style-name="T1">6. Mantenimiento y evolución<text:tab/>10</text:span></text:a></text:p>
          <text:p text:style-name="P20"><text:a xlink:type="simple" xlink:href="#__RefHeading___Toc314_1153184408" text:style-name="Index_20_Link" text:visited-style-name="Index_20_Link"><text:span text:style-name="T1"><text:s/>6.1 Identificación de posibles mejoras y evolución del proyecto<text:tab/>10</text:span></text:a></text:p>
          <text:p text:style-name="P20"><text:a xlink:type="simple" xlink:href="#__RefHeading___Toc316_1153184408" text:style-name="Index_20_Link" text:visited-style-name="Index_20_Link"><text:span text:style-name="T1"><text:s/>6.2 Actualizaciones y mejoras futuras<text:tab/>10</text:span></text:a></text:p>
          <text:p text:style-name="P19"><text:a xlink:type="simple" xlink:href="#__RefHeading___Toc318_1153184408" text:style-name="Index_20_Link" text:visited-style-name="Index_20_Link"><text:span text:style-name="T1">7. Conclusiones<text:tab/>10</text:span></text:a></text:p>
          <text:p text:style-name="P20"><text:a xlink:type="simple" xlink:href="#__RefHeading___Toc320_1153184408" text:style-name="Index_20_Link" text:visited-style-name="Index_20_Link"><text:span text:style-name="T1"><text:s/>7.1 Evaluación del proyecto<text:tab/>10</text:span></text:a></text:p>
          <text:p text:style-name="P20"><text:a xlink:type="simple" xlink:href="#__RefHeading___Toc322_1153184408" text:style-name="Index_20_Link" text:visited-style-name="Index_20_Link"><text:span text:style-name="T1"><text:s/>7.2 Cumplimiento de objetivos y requisitos<text:tab/>10</text:span></text:a></text:p>
          <text:p text:style-name="P20"><text:a xlink:type="simple" xlink:href="#__RefHeading___Toc324_1153184408" text:style-name="Index_20_Link" text:visited-style-name="Index_20_Link"><text:span text:style-name="T1"><text:s/>7.3 Lecciones aprendidas y recomendaciones para futuros proyectos<text:tab/>10</text:span></text:a></text:p>
          <text:p text:style-name="P19"><text:a xlink:type="simple" xlink:href="#__RefHeading___Toc326_1153184408" text:style-name="Index_20_Link" text:visited-style-name="Index_20_Link"><text:span text:style-name="T1">8. Bibliografía/Webgrafía y referencias<text:tab/>11</text:span></text:a></text:p>
          <text:p text:style-name="P20"><text:a xlink:type="simple" xlink:href="#__RefHeading___Toc328_1153184408" text:style-name="Index_20_Link" text:visited-style-name="Index_20_Link"><text:span text:style-name="T1"><text:s/>8.1 Fuentes utilizadas para el proyecto<text:tab/>11</text:span></text:a></text:p>
        </text:index-body>
      </text:table-of-content>
      <text:p text:style-name="P37"/>
      <text:p text:style-name="P24"><text:span text:style-name="T8"/></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48" text:outline-level="1"><text:bookmark-start text:name="__RefHeading___Toc274_1153184408"/><text:soft-page-break/>1. Introducción<text:bookmark-end text:name="__RefHeading___Toc274_1153184408"/></text:h>
      <text:h text:style-name="P51" text:outline-level="2"><text:bookmark-start text:name="__RefHeading___Toc276_1153184408"/><text:span text:style-name="T10"><text:tab/></text:span>1.1 Presentación del proyecto<text:bookmark-end text:name="__RefHeading___Toc276_1153184408"/></text:h>
      <text:p text:style-name="P12"><text:tab/><text:span text:style-name="T13">En el mundo actual, cada vez más personas buscan maneras efectivas de mejorar su salud y bienestar a través de la adopción de hábitos saludables. Sin embargo, muchas veces el desafío radica en la constancia y el seguimiento de estos hábitos a lo largo del tiempo.</text:span></text:p>
      <text:p text:style-name="P5"><text:tab/>Este proyecto tiene como objetivo el desarrollo de TrackUp, una aplicación web diseñada para ayudar a los usuario a establecer, monitorizar y mantener hábitos saludables de forma efectiva.</text:p>
      <text:p text:style-name="P13"><text:tab/><text:span text:style-name="T13">TrackUp proporciona a los usuarios una plataforma intuitiva que les permite registrar sus hábitos diarios, realizar un seguimiento de sus progresos y obtener estadísticas detalladas sobre su rendimiento a lo largo del tiempo. La aplicación está orientada a personas que buscan mejorar su calidad de vida mediante la implementación de prácticas saludables, como ejercicio físico, alimentación balanceada o descanso adecuado.</text:span></text:p>
      <text:p text:style-name="P6"><text:tab/>La funcionalidad de TrackUp incluye:</text:p>
      <text:list text:style-name="L1">
        <text:list-item>
          <text:p text:style-name="P60">Registro de hábitos: Los usuarios podrán añadir y seguir múltiples hábitos saludables, con la opción de personalizar cada uno según sus necesidades.</text:p>
        </text:list-item>
        <text:list-item>
          <text:p text:style-name="P60">Seguimiento diario: La aplicación permitirá a los usuarios registrar sus actividades diarias, garantizando de esta manera un seguimiento continuo.</text:p>
        </text:list-item>
        <text:list-item>
          <text:p text:style-name="P60">Estadísticas y gráficos: Los usuarios podrán visualizar su progreso mediante estadísticas y gráficos detallados, lo que les permitirá evaluar su evolución con dichos hábitos a lo largo del tiempo.</text:p>
        </text:list-item>
      </text:list>
      <text:p text:style-name="P5"><text:tab/>A través de la aplicación se pretende ofrecer a los usuarios las herramientas necesarias para fomentar la disciplina, motivación y compromiso con su salud. Al hacer el progreso de seguimiento más accesible e interactivo, se intenta facilitar el cambio de hábitos y la adopción de una vida más saludable.</text:p>
      <text:p text:style-name="P5"><text:tab/>Este proyecto busca no solo mejorar la adopción de hábitos saludables, sino también proporcionar un espacio de reflexión y análisis para que sean los propios usuarios los que puedan evaluar su propio progreso y ajustar sus objetivos dependiendo de sus necesidades y de cómo vayan progresando con los mismos.</text:p>
      <text:p text:style-name="P13"/>
      <text:p text:style-name="P13"/>
      <text:p text:style-name="P13"/>
      <text:p text:style-name="P13"/>
      <text:p text:style-name="P13"/>
      <text:h text:style-name="P51" text:outline-level="2"><text:bookmark-start text:name="__RefHeading___Toc278_1153184408"/><text:soft-page-break/><text:span text:style-name="T10"><text:tab/></text:span>1.2 Objetivos del proyecto<text:bookmark-end text:name="__RefHeading___Toc278_1153184408"/></text:h>
      <text:p text:style-name="P26"/>
      <text:p text:style-name="P26"><text:tab/><text:span text:style-name="T14">El objetivo principal que se busca con el desarrollo de esta aplicación es ayudar a los usuarios a adoptar y mantener hábitos saludables a lo largo del tiempo. A través de TrackUp, lo que se busca es ofrecer una herramienta sencilla e intuitiva que permita a los usuarios registrar, seguir y mejorar sus hábitos diarios. Los objetivos de este proyecto son los siguientes:</text:span></text:p>
      <text:p text:style-name="P26"/>
      <text:list text:style-name="L2">
        <text:list-item>
          <text:p text:style-name="P52">Desarrollar una plataforma intuitiva: Se creará una interfaz fácil e intuitiva que permita a los usuarios registrar los hábitos de una manera rápida, accesible <text:span text:style-name="T15">e intuitiva. La aplicación debe ser amigable para todo tipo de público, independientemente de su nivel de familiaridad con la tecnología.</text:span></text:p>
        </text:list-item>
        <text:list-item>
          <text:p text:style-name="P53">Implementar un sistema de seguimiento diario: Se permitirá a los usuarios que registren su progreso de una manera eficiente, facilitando la constancia de los hábitos y ofreciendo una forma simple de ver cómo avanzar en su camino hacia una vida más saludable y con unos buenos hábitos establecidos.</text:p>
        </text:list-item>
        <text:list-item>
          <text:p text:style-name="P53">Generar estadísticas y análisis: Desarrollar una funcionalidad que permita a los usuarios poder visualizar estadísticas detalladas y gráficos acerca de su rendimiento y constancia en el desarrollo de sus hábitos. Esto ayudará a los usuarios a identificar patrones, evaluar su propio progreso y poder ver cómo pueden mejorar.</text:p>
        </text:list-item>
        <text:list-item>
          <text:p text:style-name="P53">Fomentar la motivación y el compromiso: Crear una aplicación que inspire a los usuarios a ser constantes y comprometidos con sus objetivos de salud. La aplicación pretende promover y proyectar una actitud de disciplina hacia el usuario de la misma.</text:p>
        </text:list-item>
        <text:list-item>
          <text:p text:style-name="P54">Adaptabilidad a diferentes tipos de hábitos: Ofrecer la posibilidad de personalizar los hábitos que el usuario desea seguir, abarcando una amplia variedad de áreas como ejercicio físico, alimentación, descanso, meditación…</text:p>
        </text:list-item>
        <text:list-item>
          <text:p text:style-name="P54">Desarrollar una experiencia de usuario atractiva: Asegurar que la aplicación no sea solamente funcional, sino también atractiva visualmente (e intuitiva, claro), creando así al usuario una experiencia que los motive a interactuar con ella de forma diaria y así logren mantener constancia a la hora de llevar a cabo sus hábitos saludables.</text:p>
        </text:list-item>
        <text:list-item>
          <text:p text:style-name="P54">Recoger feedback de los usuarios: Implementar una forma sencilla para que los usuarios puedan proporcionar retroalimentación acerca de la aplicación, lo cuál nos podrá permitir saber en qué cosas podemos mejorar y qué necesidades reales tienen nuestros usuarios.</text:p>
        </text:list-item>
      </text:list>
      <text:p text:style-name="P30"/>
      <text:p text:style-name="P30"><text:tab/><text:span text:style-name="T16">El cumplimiento de estos objetivos permitirá no solo crear una herramienta útil y efectiva, sino también generar un impacto positivo en la vida diaria de los usuarios de la aplicación, ayudándoles a alcanzar sus metas de salud y bienestar.</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8" text:outline-level="1"><text:bookmark-start text:name="__RefHeading___Toc280_1153184408"/><text:soft-page-break/>2. Análisis de requerimientos<text:bookmark-end text:name="__RefHeading___Toc280_1153184408"/></text:h>
      <text:h text:style-name="P51" text:outline-level="2"><text:bookmark-start text:name="__RefHeading___Toc282_1153184408"/><text:span text:style-name="T10"><text:tab/></text:span>2.1 Identificación de necesidades y requerimientos<text:bookmark-end text:name="__RefHeading___Toc282_1153184408"/></text:h>
      <text:p text:style-name="P13"><text:tab/><text:span text:style-name="T17">Para llevar a cabo el desarrollo de TrackUp, es fundamental identificar tanto las necesidades del público objetivo como los requerimientos funcionales que permitirán cumplir con los objetivos del proyecto. Esta sección de la documentación recoge dichas necesidades y las traduce en características concretas que la aplicación implementará.</text:span></text:p>
      <text:p text:style-name="P7">Necesidades detectadas:</text:p>
      <text:list text:style-name="L3">
        <text:list-item>
          <text:p text:style-name="P61">Seguimiento personalizado de hábitos personales: Los usuarios necesitan una forma sencilla y flexible de registrar sus propios hábitos, ajustados a sus metas personales.</text:p>
        </text:list-item>
        <text:list-item>
          <text:p text:style-name="P61">Motivación y constancia: Es normal que las personas abandonen sus hábitos saludables por fata de seguimiento o por pérdida de motivación. Es por ello que se necesita una herramienta que les permita ser constantes en el desarrollo de los mismos,</text:p>
        </text:list-item>
        <text:list-item>
          <text:p text:style-name="P61">Visualización del progreso: A los usuarios les motiva ver cómo están evolucionando con el tiempo, lo cuál les ayudará a ser más constantes y a estar más motivados por mantener sus hábitos en el tiempo.</text:p>
        </text:list-item>
        <text:list-item>
          <text:p text:style-name="P61">Simplicidad y facilidad de uso: La aplicación debe ser intuitiva y accesible para todo el mundo sin importar su experiencia tecnológica.</text:p>
        </text:list-item>
        <text:list-item>
          <text:p text:style-name="P61">Privacidad y seguridad: Es necesario asegurar la confidencialidad de los datos personales de los usuarios que hacen uso de nuestra aplicación.</text:p>
        </text:list-item>
      </text:list>
      <text:p text:style-name="P8">Requerimientos funcionales:</text:p>
      <text:list text:style-name="L4">
        <text:list-item>
          <text:p text:style-name="P62">Registro e inicio de sesión para los usuarios</text:p>
        </text:list-item>
        <text:list-item>
          <text:p text:style-name="P62">Registro y edición de hábitos personalizados</text:p>
        </text:list-item>
        <text:list-item>
          <text:p text:style-name="P62">Edición o eliminación de hábitos existentes</text:p>
        </text:list-item>
        <text:list-item>
          <text:p text:style-name="P62">Seguimiento diario con casillas o marcadores de cumplimiento</text:p>
        </text:list-item>
        <text:list-item>
          <text:p text:style-name="P62">Sistema de estadísticas y gráficos (por semana, mes, etc.)</text:p>
        </text:list-item>
        <text:list-item>
          <text:p text:style-name="P62"><text:span text:style-name="T17">P</text:span>osibilidad de marcar hábitos como completados o fallidos (o en proceso)</text:p>
        </text:list-item>
        <text:list-item>
          <text:p text:style-name="P62">Interfaz atractiva</text:p>
        </text:list-item>
        <text:list-item>
          <text:p text:style-name="P62">Perfil para guardar el progreso individual de cada usuario</text:p>
        </text:list-item>
      </text:list>
      <text:p text:style-name="P8">Requerimientos no funcionales:</text:p>
      <text:list text:style-name="L5">
        <text:list-item>
          <text:p text:style-name="P63">Rendimiento: La aplicación deber ser rápida y responder sin muchas demoras</text:p>
        </text:list-item>
        <text:list-item>
          <text:p text:style-name="P63">Seguridad: Se deben proteger los datos personales del usuario, ya que se almacenarán todos sus registros de hábitos y demás.</text:p>
        </text:list-item>
        <text:list-item>
          <text:p text:style-name="P63"><text:soft-page-break/>Escalabilidad: El diseño debe permitir agregar nuevas funcionalidades a futuro (como retos, sistema de puntos, etc.)</text:p>
        </text:list-item>
        <text:list-item>
          <text:p text:style-name="P63">Accesibilidad: La aplicación deberá poder ser usada por personas con distintas capacidades y niveles de experiencia con la tecnología</text:p>
        </text:list-item>
      </text:list>
      <text:p text:style-name="P8"/>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1" text:outline-level="2"><text:bookmark-start text:name="__RefHeading___Toc284_1153184408"/><text:soft-page-break/><text:span text:style-name="T10"><text:tab/></text:span>2.2 Identificación de público<text:bookmark-end text:name="__RefHeading___Toc284_1153184408"/></text:h>
      <text:p text:style-name="P13"><text:tab/><text:span text:style-name="T18">Para asegurar el éxito de TrackUp, es fundamental definir claramente a qué tipo de usuario va destinada dicha aplicación. Conocer las características, necesidades y hábitos del público objetivo permitirá adaptar el diseño, funcionalidad y experiencia del usuario de una forma óptima.</text:span></text:p>
      <text:p text:style-name="P4"><text:tab/>La aplicación está pensada para un público general, con especial enfoque en aquellas personas que:</text:p>
      <text:list text:style-name="L6">
        <text:list-item>
          <text:p text:style-name="P64">Desean mejorar su estilo de vida: Usuarios interesados en llevar una vida más saludable a través de la organización y el seguimiento de sus hábitos de forma diaria.</text:p>
        </text:list-item>
        <text:list-item>
          <text:p text:style-name="P64">Tienen metas personales específicas: Personas que quieren adquirir o mantener hábitos como hacer ejercicio, beber más agua, dormir mejor, leer, meditar, reducir el tiempo de uso de las pantallas…</text:p>
        </text:list-item>
        <text:list-item>
          <text:p text:style-name="P64">Buscan herramientas de organización personal: Usuarios aficionado a la productividad personal y al desarrollo personal.</text:p>
        </text:list-item>
        <text:list-item>
          <text:p text:style-name="P64">Valoran la visualización del progreso: Personas que se sienten más gratificadas y motivadas al ver los datos, estadísticas o gráficos acerca de su progresión.</text:p>
        </text:list-item>
        <text:list-item>
          <text:p text:style-name="P64">Tienen entre 14 y 45 años, siendo este el rango más común en el uso de aplicaciones web y móviles de estilo de vida y salud (buscar información que corrobore este dato).</text:p>
        </text:list-item>
        <text:list-item>
          <text:p text:style-name="P64">Poseen conocimientos básicos de tecnología y están algo familiarizados con el uso de smartphones o similares.</text:p>
        </text:list-item>
      </text:list>
      <text:p text:style-name="P3"/>
      <text:p text:style-name="P3">Perfil de usuario ideal: <text:span text:style-name="T19">cualquier persona que busque mejorar en algún aspecto de su vida y quiera llevar un registro de su progreso.</text:span></text:p>
      <text:p text:style-name="P3"/>
      <text:p text:style-name="P3">Ejemplo de usuarios potenciales:</text:p>
      <text:list text:style-name="L7">
        <text:list-item>
          <text:p text:style-name="P74"><text:span text:style-name="Strong_20_Emphasis"><text:span text:style-name="T2">Estudiantes</text:span></text:span><text:span text:style-name="T2"> que quieren organizarse mejor y mantener una rutina saludable durante el curso</text:span></text:p>
        </text:list-item>
        <text:list-item>
          <text:p text:style-name="P65"><text:span text:style-name="T9">Trabajadores </text:span><text:span text:style-name="T8">que buscan equilibrar su vida profesional y personal con hábitos saludables</text:span></text:p>
        </text:list-item>
        <text:list-item>
          <text:p text:style-name="P67">Personas que inician un cambio de estilo de vida (dieta, deporte, descanso, etc.)</text:p>
        </text:list-item>
        <text:list-item>
          <text:p text:style-name="P67">Usuarios con metas concretas como leer más, dejar de fumar, meditar todos los días…</text:p>
        </text:list-item>
      </text:list>
      <text:p text:style-name="P9"/>
      <text:p text:style-name="P9"/>
      <text:p text:style-name="P9"/>
      <text:p text:style-name="P9"/>
      <text:h text:style-name="P51" text:outline-level="2"><text:bookmark-start text:name="__RefHeading___Toc286_1153184408"/><text:soft-page-break/><text:span text:style-name="T10"><text:tab/></text:span>2.3 Estudio de mercado y competencia<text:bookmark-end text:name="__RefHeading___Toc286_1153184408"/></text:h>
      <text:p text:style-name="P33"/>
      <text:p text:style-name="P33"><text:tab/><text:span text:style-name="T20">Antes de empezar a desarrollar una aplicación es importante analizar el mercado actual y conocer las alternativas ya existentes. Este estudio permite identificar oportunidades de mejora, detectar necesidades no cubiertas y definir un enfoque único que diferencie TrackUp de la competencia.</text:span></text:p>
      <text:p text:style-name="P33"/>
      <text:p text:style-name="P28"><text:tab/>En los últimos años, ha habido un aumento significativo en el uso de aplicaciones móviles relacionadas con la salud, el bienestar y la productividad personal. Este crecimiento se debe a:</text:p>
      <text:p text:style-name="P33"/>
      <text:list text:style-name="L8">
        <text:list-item>
          <text:p text:style-name="P55">Mayor concienciación de la población acerca de la importancia de los hábitos personales.</text:p>
        </text:list-item>
        <text:list-item>
          <text:p text:style-name="P55">Popularización de los retos de 21/30 días y autoayuda.</text:p>
        </text:list-item>
        <text:list-item>
          <text:p text:style-name="P55">Interés en mejorar la organización personal y reducir el estrés diario.</text:p>
        </text:list-item>
        <text:list-item>
          <text:p text:style-name="P55">Uso creciente de herramientas digitales para el desarrollo personal.</text:p>
        </text:list-item>
      </text:list>
      <text:p text:style-name="P29"/>
      <text:p text:style-name="P29"><text:tab/>Este contexto crea un entorno favorable para lanzar una aplicación enfocada en el seguimiento de hábitos, especialmente si dicha aplicación es intuitiva, atractiva y ofrece un valor real al usuario.</text:p>
      <text:p text:style-name="P29"/>
      <text:p text:style-name="P29"/>
      <text:p text:style-name="P29"><text:tab/>A continuación, se presentan algunas de las alternativas de las aplicaciones más populares actualmente en el mercado:</text:p>
      <text:p text:style-name="P29"/>
      <text:p text:style-name="P29"/>
      <table:table table:name="Table1" table:style-name="Table1">
        <table:table-column table:style-name="Table1.A" table:number-columns-repeated="3"/>
        <table:table-column table:style-name="Table1.D"/>
        <table:table-row>
          <table:table-cell table:style-name="Table1.A1" office:value-type="string">
            <text:p text:style-name="P36">Nombre</text:p>
          </table:table-cell>
          <table:table-cell table:style-name="Table1.A1" office:value-type="string">
            <text:p text:style-name="P36">Características destacadas</text:p>
          </table:table-cell>
          <table:table-cell table:style-name="Table1.A1" office:value-type="string">
            <text:p text:style-name="P36">Puntos fuertes</text:p>
          </table:table-cell>
          <table:table-cell table:style-name="Table1.D1" office:value-type="string">
            <text:p text:style-name="P36">Puntos débiles</text:p>
          </table:table-cell>
        </table:table-row>
        <table:table-row>
          <table:table-cell table:style-name="Table1.A2" office:value-type="string">
            <text:p text:style-name="P36">Habitica</text:p>
          </table:table-cell>
          <table:table-cell table:style-name="Table1.A2" office:value-type="string">
            <text:p text:style-name="P35">Seguimiento de hábitos gamificado, estilo RPG</text:p>
          </table:table-cell>
          <table:table-cell table:style-name="Table1.A2" office:value-type="string">
            <text:p text:style-name="P35">Muy motivadora y con una comunida activa</text:p>
          </table:table-cell>
          <table:table-cell table:style-name="Table1.D2" office:value-type="string">
            <text:p text:style-name="P35">Puede resultar un poco compleja para algunos usuarios</text:p>
          </table:table-cell>
        </table:table-row>
        <table:table-row>
          <table:table-cell table:style-name="Table1.A2" office:value-type="string">
            <text:p text:style-name="P36">Habit</text:p>
          </table:table-cell>
          <table:table-cell table:style-name="Table1.A2" office:value-type="string">
            <text:p text:style-name="P35">Aplicación minimalista y sencilla</text:p>
          </table:table-cell>
          <table:table-cell table:style-name="Table1.A2" office:value-type="string">
            <text:p text:style-name="P35">Interfaz clara y sin distracciones</text:p>
          </table:table-cell>
          <table:table-cell table:style-name="Table1.D2" office:value-type="string">
            <text:p text:style-name="P35">Opciones limitadas de personalización</text:p>
          </table:table-cell>
        </table:table-row>
        <table:table-row>
          <table:table-cell table:style-name="Table1.A2" office:value-type="string">
            <text:p text:style-name="P36">Fabulous</text:p>
          </table:table-cell>
          <table:table-cell table:style-name="Table1.A2" office:value-type="string">
            <text:p text:style-name="P35">Enfoque científico y rutinas guiadas</text:p>
          </table:table-cell>
          <table:table-cell table:style-name="Table1.A2" office:value-type="string">
            <text:p text:style-name="P35">Diseño atractivo y consejos diarios</text:p>
          </table:table-cell>
          <table:table-cell table:style-name="Table1.D2" office:value-type="string">
            <text:p text:style-name="P35">Muchas opciones vienen solamente en la opción de pago</text:p>
          </table:table-cell>
        </table:table-row>
        <table:table-row>
          <table:table-cell table:style-name="Table1.A2" office:value-type="string">
            <text:p text:style-name="P36">Loop Habit Tracker</text:p>
          </table:table-cell>
          <table:table-cell table:style-name="Table1.A2" office:value-type="string">
            <text:p text:style-name="P35">Aplicación gratuita y Open Source</text:p>
          </table:table-cell>
          <table:table-cell table:style-name="Table1.A2" office:value-type="string">
            <text:p text:style-name="P35">Muy personalizable y sin anuncios</text:p>
          </table:table-cell>
          <table:table-cell table:style-name="Table1.D2" office:value-type="string">
            <text:p text:style-name="P35">Diseño simple, sin sincronización online</text:p>
          </table:table-cell>
        </table:table-row>
        <table:table-row>
          <table:table-cell table:style-name="Table1.A2" office:value-type="string">
            <text:p text:style-name="P36">Done</text:p>
          </table:table-cell>
          <table:table-cell table:style-name="Table1.A2" office:value-type="string">
            <text:p text:style-name="P35">Seguimiento positivo de los hábitos</text:p>
          </table:table-cell>
          <table:table-cell table:style-name="Table1.A2" office:value-type="string">
            <text:p text:style-name="P35">Ideal para objetivos diarios</text:p>
          </table:table-cell>
          <table:table-cell table:style-name="Table1.D2" office:value-type="string">
            <text:p text:style-name="P35">Limitada solamente a usuarios de iOS</text:p>
          </table:table-cell>
        </table:table-row>
      </table:table>
      <text:p text:style-name="P29"/>
      <text:p text:style-name="P29"/>
      <text:p text:style-name="P29"/>
      <text:p text:style-name="P29"/>
      <text:p text:style-name="P29"/>
      <text:p text:style-name="P29"/>
      <text:p text:style-name="P29"/>
      <text:p text:style-name="P29"><text:soft-page-break/>Oportunidades detectadas:</text:p>
      <text:list text:style-name="L9">
        <text:list-item>
          <text:p text:style-name="P56">Diseño intermedio entre lo visualmente atractivo y lo minimalista para no abrumar al usuario.</text:p>
        </text:list-item>
        <text:list-item>
          <text:p text:style-name="P56">Mayor personalización de los hábitos y rutinas que otras aplicaciones que son más rígidas.</text:p>
        </text:list-item>
        <text:list-item>
          <text:p text:style-name="P56">Aplicación gratuita, evitando así barreras de entrada y haciendo que más usuarios se quieran decantar por nuestra aplicación.</text:p>
        </text:list-item>
        <text:list-item>
          <text:p text:style-name="P56">Estadísticas motivadoras y claras, sin necesidad de una excesiva complejidad.</text:p>
        </text:list-item>
        <text:list-item>
          <text:p text:style-name="P56">Enfoque en hábitos saludables variados (no solamente en dieta o ejercicio).</text:p>
        </text:list-item>
      </text:list>
      <text:p text:style-name="P29"/>
      <text:p text:style-name="P29"><text:tab/>Por lo tanto, TrackUp busca combinar lo mejor de ambos mundos; una interfaz limpia y funcional con suficientes opciones para adaptarse a diferentes tipos de usuarios, sin caer en la sobrecarga de funciones ni depender de pagos para lo esencial. La clave está en ofrecer simplicidad, motivación y personalizació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
      <text:p text:style-name="P33"/>
      <text:p text:style-name="P33"/>
      <text:p text:style-name="P33"/>
      <text:p text:style-name="P33"/>
      <text:p text:style-name="P33"/>
      <text:p text:style-name="P33"/>
      <text:p text:style-name="P33"/>
      <text:p text:style-name="P33"/>
      <text:h text:style-name="P49" text:outline-level="1"><text:bookmark-start text:name="__RefHeading___Toc288_1153184408"/><text:soft-page-break/>3. Diseño y planificación<text:bookmark-end text:name="__RefHeading___Toc288_1153184408"/></text:h>
      <text:h text:style-name="P51" text:outline-level="2"><text:bookmark-start text:name="__RefHeading___Toc290_1153184408"/><text:span text:style-name="T10"><text:tab/></text:span>3.1 Definición de la arquitectura del proyecto<text:bookmark-end text:name="__RefHeading___Toc290_1153184408"/></text:h>
      <text:p text:style-name="P13"><text:tab/><text:span text:style-name="T12">TrackUp está estructurado como una aplicación web con arquitectura cliente-servidor. El backend está desarrollado completamente en Java utilizando el framework Spring Boot, mientras que el frontend se construirá con HTML, CSS y posiblemente algo de JavaScript básico, todo integrado en un mismo proyecto. La base de datos utilizada para el entorno local será H2, una base de datos embebida en memoria ligera ideal para entornos de desarrollo y pruebas.</text:span></text:p>
      <text:p text:style-name="P17">Componentes principales:</text:p>
      <text:list text:style-name="L10">
        <text:list-item>
          <text:p text:style-name="P68">Backend (Java):</text:p>
          <text:list>
            <text:list-item>
              <text:p text:style-name="P68">Controladores REST para manejar peticiones HTTP</text:p>
            </text:list-item>
            <text:list-item>
              <text:p text:style-name="P68">Servicios para la lógica de negocio</text:p>
            </text:list-item>
            <text:list-item>
              <text:p text:style-name="P68">Repositorios (Spring Data JPA) para el acceso a la base de datos</text:p>
            </text:list-item>
            <text:list-item>
              <text:p text:style-name="P68">Seguridad con Spring Security (autenticación y autorización con JWT)</text:p>
            </text:list-item>
            <text:list-item>
              <text:p text:style-name="P68">Documentación de la API con Swagger/OpenAPI</text:p>
              <text:p text:style-name="P68"/>
            </text:list-item>
          </text:list>
        </text:list-item>
        <text:list-item>
          <text:p text:style-name="P68">Fron<text:span text:style-name="T29">t</text:span>end (HTML/CSS/JavaScript):</text:p>
          <text:list>
            <text:list-item>
              <text:p text:style-name="P68">Vistas estéticas renderizadas desde el mismo servidor backend</text:p>
            </text:list-item>
            <text:list-item>
              <text:p text:style-name="P69">Diseño limpio enfocado en la usabilidad</text:p>
            </text:list-item>
          </text:list>
        </text:list-item>
      </text:list>
      <text:p text:style-name="P18"/>
      <text:list text:continue-numbering="true" text:style-name="L10">
        <text:list-item>
          <text:p text:style-name="P69">Base de datos (H2):</text:p>
          <text:list>
            <text:list-item>
              <text:p text:style-name="P69">H2 en modo local (modo consola activado para depuración)</text:p>
            </text:list-item>
            <text:list-item>
              <text:p text:style-name="P69">Esquema definido y limpio enfocado en la usabilidad</text:p>
              <text:p text:style-name="P69"><text:s/></text:p>
            </text:list-item>
          </text:list>
        </text:list-item>
        <text:list-item>
          <text:p text:style-name="P69">Testing y herramientas de desarrollo:</text:p>
          <text:list>
            <text:list-item>
              <text:p text:style-name="P69">Postman para pruebas manuales de los endpoints</text:p>
            </text:list-item>
            <text:list-item>
              <text:p text:style-name="P69">Swagger UI para la documentación interactiva de la API</text:p>
            </text:list-item>
          </text:list>
        </text:list-item>
      </text:list>
      <text:p text:style-name="P17"/>
      <text:p text:style-name="P16"/>
      <text:p text:style-name="P16"/>
      <text:h text:style-name="P51" text:outline-level="2"><text:bookmark-start text:name="__RefHeading___Toc292_1153184408"/><text:soft-page-break/><text:span text:style-name="T10"><text:tab/></text:span>3.2 Diseño de la interfaz de usuario<text:bookmark-end text:name="__RefHeading___Toc292_1153184408"/></text:h>
      <text:p text:style-name="P43"><text:span text:style-name="T1"><text:tab/></text:span><text:span text:style-name="T4">El diseño de la interfaz está enfocado en ofrecer una experiencia clara, sencilla e intuitiva, manteniendo una estética minimalista que facilite el seguimiento de los hábitos del usuario. Las vistas están organizadas por entidades del sistema, lo que facilita la navegación y gestión de los datos.</text:span></text:p>
      <text:p text:style-name="P70">Principales vistas de la aplicación web:</text:p>
      <text:list text:style-name="L11">
        <text:list-item>
          <text:p text:style-name="P75"><text:span text:style-name="T5">Pantalla de inicio de sesión y registro: </text:span><text:span text:style-name="T1">Formulario para autenticar o registrar nuevos usuarios, con validación de datos y mensajes claros de error. </text:span></text:p>
        </text:list-item>
        <text:list-item>
          <text:p text:style-name="P75"><text:span text:style-name="T5">Dashboard principal: </text:span><text:span text:style-name="T1">Vista general del progreso diario y semanal, mostrando estadísticas relevantes de hábitos completados, próximos objetivos y resumen motivacional. </text:span></text:p>
        </text:list-item>
        <text:list-item>
          <text:p text:style-name="P75"><text:span text:style-name="T5">Gestión de hábitos: </text:span><text:span text:style-name="T1">Vista para listar, crear, editar y eliminar hábitos personalizados del usuario. </text:span></text:p>
        </text:list-item>
        <text:list-item>
          <text:p text:style-name="P75"><text:span text:style-name="T5">Gestión de tipos de hábitos: </text:span><text:span text:style-name="T1">Pantalla para administrar las categorías o clasificaciones de hábitos, permitiendo una organización más clara (por ejemplo: salud, estudio, ocio).</text:span></text:p>
        </text:list-item>
        <text:list-item>
          <text:p text:style-name="P75"><text:span text:style-name="T5">Registros diarios: </text:span><text:span text:style-name="T1">Interfaz para añadir y visualizar registros del cumplimiento de hábitos día a día, con controles intuitivos y navegación por calendario</text:span><text:span text:style-name="T5">.</text:span></text:p>
        </text:list-item>
        <text:list-item>
          <text:p text:style-name="P75"><text:span text:style-name="T5">Gestión de metas personales: </text:span><text:span text:style-name="T1">Formulario y listado para definir metas asociadas a hábitos, con fechas límite y estados de progreso. </text:span></text:p>
        </text:list-item>
        <text:list-item>
          <text:p text:style-name="P75"><text:span text:style-name="T5">Perfil del usuario: </text:span><text:span text:style-name="T1">Sección donde el usuario puede ver y editar su información personal, cambiar su contraseña y consultar su configuración. </text:span></text:p>
        </text:list-item>
        <text:list-item>
          <text:p text:style-name="P75"><text:span text:style-name="T5">Sección “Sobre mí”: </text:span><text:span text:style-name="T1">Vista estática obligatoria, donde el desarrollador explica los objetivos del proyecto, su propósito personal y profesional, y otros datos relevantes a modo de presentación personal. </text:span></text:p>
          <text:p text:style-name="P75"><text:span text:style-name="T1"/></text:p>
        </text:list-item>
      </text:list>
      <text:p text:style-name="P46"><text:span text:style-name="T4">E</text:span><text:span text:style-name="T1">stilo visual y experiencia de usuario:</text:span></text:p>
      <text:list text:style-name="L12">
        <text:list-item>
          <text:p text:style-name="P71">Colores suaves y neutros, que transmitan calma y motivación.</text:p>
        </text:list-item>
        <text:list-item>
          <text:p text:style-name="P71">Tipografía legible y jerarquía clara de información.</text:p>
        </text:list-item>
        <text:list-item>
          <text:p text:style-name="P71">Uso de iconos y elementos gráficos para facilitar la comprensión rápida de cada sección.</text:p>
        </text:list-item>
        <text:list-item>
          <text:p text:style-name="P71">Diseño responsive para adaptarse correctamente.</text:p>
        </text:list-item>
        <text:list-item>
          <text:p text:style-name="P76"><text:span text:style-name="T5">I</text:span><text:span text:style-name="T1">ntegración de gráficos para mostrar el progreso, usando bibliotecas como Chart.js.</text:span></text:p>
        </text:list-item>
      </text:list>
      <text:p text:style-name="P44"><text:span text:style-name="T4"/></text:p>
      <text:p text:style-name="P44"><text:span text:style-name="T4"/></text:p>
      <text:h text:style-name="P51" text:outline-level="2"><text:bookmark-start text:name="__RefHeading___Toc294_1153184408"/><text:soft-page-break/><text:span text:style-name="T10"><text:tab/></text:span>3.3 Planificación de tareas y los recursos necesarios<text:bookmark-end text:name="__RefHeading___Toc294_1153184408"/></text:h>
      <text:p text:style-name="P33"><text:tab/><text:span text:style-name="T21">Desde el inicio del proyecto, el enfoque principal ha sido el desarrollo de la API REST con Spring Boot y la definición de los endpoints y entidades básicas. A continuación, se describen los objetivos y entregables previstos para las próximas semanas:</text:span></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38">Periodo</text:p>
          </table:table-cell>
          <table:table-cell table:style-name="Table2.A1" office:value-type="string">
            <text:p text:style-name="P38">Objetivos</text:p>
          </table:table-cell>
          <table:table-cell table:style-name="Table2.C1" office:value-type="string">
            <text:p text:style-name="P38">Entregables</text:p>
          </table:table-cell>
        </table:table-row>
        <table:table-row>
          <table:table-cell table:style-name="Table2.A2" office:value-type="string">
            <text:p text:style-name="P39">Desde el inicio del proyecto – 5 <text:s/>de mayo</text:p>
          </table:table-cell>
          <table:table-cell table:style-name="Table2.A2" office:value-type="string">
            <text:p text:style-name="P39">Desarrollo de la API REST completa con Spring Boot</text:p>
          </table:table-cell>
          <table:table-cell table:style-name="Table2.C2" office:value-type="string">
            <text:p text:style-name="P39">Proyecto Spring Boot con endpoints CRUD de User, Habit, HabitType, DailyRecord y Goal funcionando perfectamente</text:p>
          </table:table-cell>
        </table:table-row>
        <table:table-row>
          <table:table-cell table:style-name="Table2.A2" office:value-type="string">
            <text:p text:style-name="P39">5 de mayo – 19 de mayo</text:p>
          </table:table-cell>
          <table:table-cell table:style-name="Table2.A2" office:value-type="string">
            <text:p text:style-name="P39">Implementación de la seguridad con Spring Security y JWT, <text:s/>desarrollo del frontend</text:p>
          </table:table-cell>
          <table:table-cell table:style-name="Table2.C2" office:value-type="string">
            <text:p text:style-name="P42">Módulos de autenticación y autorización seguros, vistas HTML/CSS conectadas a la API</text:p>
          </table:table-cell>
        </table:table-row>
        <table:table-row>
          <table:table-cell table:style-name="Table2.A2" office:value-type="string">
            <text:p text:style-name="P40">19 de mayo – 2 de junio</text:p>
          </table:table-cell>
          <table:table-cell table:style-name="Table2.A2" office:value-type="string">
            <text:p text:style-name="P41">Últimos retoques del proyecto y de cosas a mejorar</text:p>
          </table:table-cell>
          <table:table-cell table:style-name="Table2.C2" office:value-type="string">
            <text:p text:style-name="P41">Backend y frontend finalizado al completo, manuales de usuario, documentaciones, pruebas finales...</text:p>
          </table:table-cell>
        </table:table-row>
      </table:table>
      <text:p text:style-name="P33"/>
      <text:p text:style-name="P34">Recursos utilizados:</text:p>
      <text:p text:style-name="P34"/>
      <text:list text:style-name="L13">
        <text:list-item>
          <text:p text:style-name="P57">Lenguajes de programación: Java, HTML, CSS y JavaScript.</text:p>
        </text:list-item>
        <text:list-item>
          <text:p text:style-name="P57">Frameworks y librerías: Spring Boot, Spring Security, Spring Data JPA, Swagger UI y Chart.js.</text:p>
        </text:list-item>
        <text:list-item>
          <text:p text:style-name="P57">Herramientas de desarrollo: IntellijIDEA Ultimate, Postman, Git, GitHub, DBeaver, Swagger UI.</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0" text:outline-level="1"><text:bookmark-start text:name="__RefHeading___Toc296_1153184408"/><text:soft-page-break/>4. Implementación y pruebas<text:bookmark-end text:name="__RefHeading___Toc296_1153184408"/></text:h>
      <text:h text:style-name="Heading_20_2" text:outline-level="2"><text:bookmark-start text:name="__RefHeading___Toc298_1153184408"/><text:span text:style-name="T3"><text:tab/></text:span><text:span text:style-name="T1">4.1 Desarrollo de las funcionalidades del proyecto</text:span><text:bookmark-end text:name="__RefHeading___Toc298_1153184408"/></text:h>
      <text:p text:style-name="P13"><text:tab/>Durante la implementación, se ha seguido una estructura modular basada en servicios. Hasta el momento, el trabajo se ha centrado principalmente en el desarrollo del backend con Spring Boot y la construcción de una API REST funcional. A continuación se detallan los avances actuales: </text:p>
      <text:p text:style-name="P72">Backend:</text:p>
      <text:list text:style-name="L14">
        <text:list-item>
          <text:p text:style-name="P77"><text:span text:style-name="T23">Modelo de datos: </text:span><text:span text:style-name="T22">Se han definido entidades como </text:span><text:span text:style-name="Source_20_Text"><text:span text:style-name="T22">User</text:span></text:span><text:span text:style-name="T22">, </text:span><text:span text:style-name="Source_20_Text"><text:span text:style-name="T22">Habit</text:span></text:span><text:span text:style-name="T22">, </text:span><text:span text:style-name="Source_20_Text"><text:span text:style-name="T22">HabitType</text:span></text:span><text:span text:style-name="T22">, </text:span><text:span text:style-name="Source_20_Text"><text:span text:style-name="T22">HabitRecord </text:span></text:span><text:span text:style-name="Source_20_Text"><text:span text:style-name="T23">y</text:span></text:span><text:span text:style-name="T22"> </text:span><text:span text:style-name="Source_20_Text"><text:span text:style-name="T22">Goal</text:span></text:span><text:span text:style-name="T22">, todas gestionadas mediante JPA y mapeadas con relaciones.</text:span></text:p>
        </text:list-item>
        <text:list-item>
          <text:p text:style-name="P82">Endpoints REST:</text:p>
          <text:list>
            <text:list-item>
              <text:p text:style-name="P82">/api/users: Para gestionar la información del usuario, incluyendo la actualización de datos personales.</text:p>
            </text:list-item>
            <text:list-item>
              <text:p text:style-name="P82">/api/habits: Para crear, editar y eliminar los hábitos, permitiendo que los usuarios personalicen completamente su experiencia.</text:p>
            </text:list-item>
            <text:list-item>
              <text:p text:style-name="P82">/api/habit-types: Para gestionar los tipos de hábitos, lo cual permitirá a los usuarios organizar sus hábitos por categorías (por ejemplo, salud, ejercicio, descanso).</text:p>
            </text:list-item>
            <text:list-item>
              <text:p text:style-name="P82">/api/daily-records: Para que los usuarios registren su progreso diario en los hábitos establecidos.</text:p>
            </text:list-item>
            <text:list-item>
              <text:p text:style-name="P82">/api/goals: Para crear y gestionar objetivos específicos asociados a hábitos, como metas de consumo de agua o tiempo de ejercicio. </text:p>
            </text:list-item>
          </text:list>
        </text:list-item>
      </text:list>
      <text:list text:style-name="L16">
        <text:list-item>
          <text:p text:style-name="P78"><text:span text:style-name="T25">Documentación técnica: </text:span><text:span text:style-name="T24">La API está documentada utilizando </text:span><text:span text:style-name="Strong_20_Emphasis"><text:span text:style-name="T24">Swagger/OpenAPI</text:span></text:span><text:span text:style-name="T24">, lo que facilita la interacción con los endpoints y la prueba manual de los servicios. Swagger se ha integrado en la aplicación para que los desarrolladores y testers puedan probar fácilmente la API.</text:span></text:p>
        </text:list-item>
        <text:list-item>
          <text:p text:style-name="P84"><text:span text:style-name="T24">Pruebas unitarias: Se han realizado pruebas unitarias mediante JUnit y Mockito para los servicios de todas las entidades.</text:span></text:p>
        </text:list-item>
      </text:list>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h text:style-name="Heading_20_2" text:outline-level="2"><text:bookmark-start text:name="__RefHeading___Toc300_1153184408"/><text:soft-page-break/><text:span text:style-name="T3"><text:tab/></text:span><text:span text:style-name="T1">4.2 Pruebas unitarias y de integración</text:span><text:bookmark-end text:name="__RefHeading___Toc300_1153184408"/></text:h>
      <text:p text:style-name="P43"><text:span text:style-name="T1"><text:tab/>Dado que la fase de desarrollo aún está en curso y no se ha completado el desarrollo de todas las funcionalidades de la aplicación, no se han podido realizar todas las pruebas unitarias que serían necesarias para garantizar la calidad del código en su totalidad. Sin embargo, se han implementado algunas pruebas unitarias para los módulos más cruciales del sistema, con el fin de asegurar que las funciones básicas de la aplicación operan como se espera en esta etapa. </text:span><text:span text:style-name="T1"/></text:p>
      <text:p text:style-name="P13">Las pruebas unitarias se centran en las siguientes áreas:</text:p>
      <text:list text:style-name="L17">
        <text:list-item>
          <text:p text:style-name="P80"><text:span text:style-name="T6">Pruebas de los controladores REST: </text:span><text:span text:style-name="T1">Se han probado las respuestas de los endpoints clave, como la creación de un nuevo usuario, la creación de hábitos y la gestión de registros diarios. Estas pruebas verifican que las respuestas sean correctas, incluyendo códigos de estado HTTP apropiados y los datos correctos en las respuestas. </text:span><text:span text:style-name="T6">Por lo tanto, actualmente todos y cada uno de los endpoints funcionan correctamente. </text:span><text:span text:style-name="T7">(pendientes de realización)</text:span></text:p>
        </text:list-item>
        <text:list-item>
          <text:p text:style-name="P73">Pruebas de la capa de servicio: Para asegurar la correcta lógica de negocio, se han probado las funcionalidades que gestionan la creación, actualización y eliminación de los hábitos, así como la validación de las metas personales.</text:p>
        </text:list-item>
        <text:list-item>
          <text:p text:style-name="P81"><text:span text:style-name="Strong_20_Emphasis"><text:span text:style-name="T26">Pruebas de la capa de acceso a datos (repositorios)</text:span></text:span><text:span text:style-name="T26">: Se ha verificado que las consultas a la base de datos funcionen correctamente. Las pruebas incluyen la creación y recuperación de hábitos y registros asociados a los usuarios. </text:span><text:span text:style-name="T27">(pendientes de realización)</text:span></text:p>
        </text:list-item>
      </text:list>
      <text:p text:style-name="P43"><text:span text:style-name="T1"><text:tab/>En las siguientes entregas se incorporarán pruebas unitarias adicionales para otros componentes del sistema, incluyendo la seguridad, el manejo de errores y la validación de las entradas de los usuarios. </text:span><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h text:style-name="P51" text:outline-level="2"><text:bookmark-start text:name="__RefHeading___Toc302_1153184408"/><text:soft-page-break/><text:span text:style-name="T10"><text:tab/></text:span>4.3 Correc<text:span text:style-name="T11">c</text:span>ión de errores y optimización del rendimiento<text:bookmark-end text:name="__RefHeading___Toc302_1153184408"/></text:h>
      <text:p text:style-name="P26"/>
      <text:p text:style-name="P45"><text:span text:style-name="T28"><text:tab/></text:span>Durante el proceso de desarrollo y pruebas iniciales, se han identificado y corregido varios errores relacionados con la funcionalidad de la aplicación. Estos incluyen:</text:p>
      <text:p text:style-name="P45"/>
      <text:list text:style-name="L18">
        <text:list-item>
          <text:p text:style-name="P59"><text:span text:style-name="Strong_20_Emphasis"><text:span text:style-name="T8">Problemas de validación de datos</text:span></text:span><text:span text:style-name="T8">: Se detectaron casos en los que la aplicación no validaba correctamente las entradas del usuario, lo que podía llevar a errores en la base de datos. Estos problemas han sido solucionados y ahora los formularios de entrada de datos incluyen validaciones adecuadas para asegurar la integridad de la información. </text:span></text:p>
        </text:list-item>
        <text:list-item>
          <text:p text:style-name="P58"><text:span text:style-name="Strong_20_Emphasis"><text:span text:style-name="T8">Rendimiento de la base de datos</text:span></text:span>: Durante las pruebas de carga, se observó que algunas consultas a la base de datos podían ser más lentas de lo esperado. Se han optimizado estas consultas para reducir los tiempos de respuesta y mejorar la eficiencia del sistema. </text:p>
        </text:list-item>
      </text:list>
      <text:p text:style-name="P26"/>
      <text:p text:style-name="P27"><text:tab/>En las próximas fases, una vez implementada la seguridad, se realizarán pruebas adicionales para garantizar que los usuarios no puedan acceder a recursos no autorizados y que la aplicación esté protegida frente a posibles vulnerabilidad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8" text:outline-level="1"><text:bookmark-start text:name="__RefHeading___Toc304_1153184408"/><text:soft-page-break/>5. Documentación<text:bookmark-end text:name="__RefHeading___Toc304_1153184408"/></text:h>
      <text:h text:style-name="P51" text:outline-level="2"><text:bookmark-start text:name="__RefHeading___Toc306_1153184408"/><text:span text:style-name="T10"><text:tab/></text:span>5.1 Documentación técnica<text:bookmark-end text:name="__RefHeading___Toc306_1153184408"/></text:h>
      <text:h text:style-name="P51" text:outline-level="2"><text:bookmark-start text:name="__RefHeading___Toc308_1153184408"/><text:span text:style-name="T10"><text:tab/></text:span>5.2 Documentación de usuario final<text:bookmark-end text:name="__RefHeading___Toc308_1153184408"/></text:h>
      <text:h text:style-name="P51" text:outline-level="2"><text:bookmark-start text:name="__RefHeading___Toc310_1153184408"/><text:span text:style-name="T10"><text:tab/></text:span>5.3 Manual de instalación y configuración<text:bookmark-end text:name="__RefHeading___Toc310_1153184408"/></text:h>
      <text:p text:style-name="P33"/>
      <text:h text:style-name="P48" text:outline-level="1"><text:bookmark-start text:name="__RefHeading___Toc312_1153184408"/>6. Mantenimiento y evolución<text:bookmark-end text:name="__RefHeading___Toc312_1153184408"/></text:h>
      <text:h text:style-name="P51" text:outline-level="2"><text:bookmark-start text:name="__RefHeading___Toc314_1153184408"/><text:span text:style-name="T10"><text:tab/></text:span>6.1 Identificación de posibles mejoras y evolución del proyecto<text:bookmark-end text:name="__RefHeading___Toc314_1153184408"/></text:h>
      <text:h text:style-name="P51" text:outline-level="2"><text:bookmark-start text:name="__RefHeading___Toc316_1153184408"/><text:span text:style-name="T10"><text:tab/></text:span>6.2 Actualizaciones y mejoras futuras<text:bookmark-end text:name="__RefHeading___Toc316_1153184408"/></text:h>
      <text:p text:style-name="P33"/>
      <text:h text:style-name="P48" text:outline-level="1"><text:bookmark-start text:name="__RefHeading___Toc318_1153184408"/>7. Conclusiones<text:bookmark-end text:name="__RefHeading___Toc318_1153184408"/></text:h>
      <text:h text:style-name="P51" text:outline-level="2"><text:bookmark-start text:name="__RefHeading___Toc320_1153184408"/><text:span text:style-name="T10"><text:tab/></text:span>7.1 Evaluación del proyecto<text:bookmark-end text:name="__RefHeading___Toc320_1153184408"/></text:h>
      <text:h text:style-name="P51" text:outline-level="2"><text:bookmark-start text:name="__RefHeading___Toc322_1153184408"/><text:span text:style-name="T10"><text:tab/></text:span>7.2 Cumplimiento de objetivos y requisitos<text:bookmark-end text:name="__RefHeading___Toc322_1153184408"/></text:h>
      <text:h text:style-name="P51" text:outline-level="2"><text:bookmark-start text:name="__RefHeading___Toc324_1153184408"/><text:span text:style-name="T10"><text:tab/></text:span>7.3 Lecciones aprendidas y recomendaciones para futuros proyectos<text:bookmark-end text:name="__RefHeading___Toc324_1153184408"/></text:h>
      <text:p text:style-name="P33"/>
      <text:h text:style-name="P48" text:outline-level="1"><text:bookmark-start text:name="__RefHeading___Toc326_1153184408"/>8. Bibliografía/Webgrafía y referencias<text:bookmark-end text:name="__RefHeading___Toc326_1153184408"/></text:h>
      <text:h text:style-name="P51" text:outline-level="2"><text:bookmark-start text:name="__RefHeading___Toc328_1153184408"/><text:span text:style-name="T10"><text:tab/></text:span>8.1 Fuentes utilizadas para el proyecto<text:bookmark-end text:name="__RefHeading___Toc328_1153184408"/></text:h>
      <text:p text:style-name="P25"><text:a xlink:type="simple" xlink:href="https://www.choosingtherapy.com/best-online-therapy-platforms-that-take-insurance/" text:style-name="Internet_20_link" text:visited-style-name="Visited_20_Internet_20_Link"><text:span text:style-name="T1">https://www.choosingtherapy.com/best-online-therapy-platforms-that-take-insurance/</text:span></text:a></text:p>
      <text:p text:style-name="P25"><text:a xlink:type="simple" xlink:href="https://www.choosingtherapy.com/joon-app-review/" text:style-name="Internet_20_link" text:visited-style-name="Visited_20_Internet_20_Link"><text:span text:style-name="T1">https://www.choosingtherapy.com/joon-app-review/</text:span></text:a></text:p>
      <text:p text:style-name="P25"><text:a xlink:type="simple" xlink:href="https://www.choosingtherapy.com/best-mindfulness-apps/" text:style-name="Internet_20_link" text:visited-style-name="Visited_20_Internet_20_Link"><text:span text:style-name="T1">https://www.choosingtherapy.com/best-mindfulness-apps/</text:span></text:a></text:p>
      <text:p text:style-name="P25"><text:a xlink:type="simple" xlink:href="https://www.choosingtherapy.com/best-adhd-apps/" text:style-name="Internet_20_link" text:visited-style-name="Visited_20_Internet_20_Link"><text:span text:style-name="T1">https://www.choosingtherapy.com/best-adhd-apps/</text:span></text:a></text:p>
      <text:p text:style-name="P25"><text:a xlink:type="simple" xlink:href="https://crm.org/news/habitify-review" text:style-name="Internet_20_link" text:visited-style-name="Visited_20_Internet_20_Link"><text:span text:style-name="T1">https://crm.org/news/habitify-review</text:span></text:a></text:p>
      <text:p text:style-name="P25"><text:a xlink:type="simple" xlink:href="https://www.xataka.com/basics/14-mejores-aplicaciones-monitorizar-tus-nuevos-habitos-android-iphone" text:style-name="Internet_20_link" text:visited-style-name="Visited_20_Internet_20_Link"><text:span text:style-name="T1">https://www.xataka.com/basics/14-mejores-aplicaciones-monitorizar-tus-nuevos-habitos-android-iphone</text:span></text:a></text:p>
      <text:p text:style-name="P26"/>
      <text:p text:style-name="P26"/>
      <text:p text:style-name="P26"/>
      <text:p text:style-name="P26"/>
      <text:p text:style-name="P11"/>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es" fo:country="ES" officeooo:rsid="0015082e" officeooo:paragraph-rsid="0015082e"/>
    </style:style>
    <style:style style:name="MP2" style:family="paragraph" style:parent-style-name="Footer">
      <style:paragraph-properties fo:text-align="end" style:justify-single-word="false"/>
      <style:text-properties fo:language="es" fo:country="ES" officeooo:rsid="00176e53" officeooo:paragraph-rsid="00176e53"/>
    </style:style>
    <style:style style:name="MP3" style:family="paragraph" style:parent-style-name="Footer">
      <style:paragraph-properties fo:text-align="end" style:justify-single-word="false"/>
      <style:text-properties fo:language="es" fo:country="ES" officeooo:rsid="0015082e" officeooo:paragraph-rsid="00150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Juan Bosco – Álvaro Muñoz Panadero</text:p>
      </style:header>
      <style:footer>
        <text:p text:style-name="MP2"><text:bookmark-start text:name="PageNumWizard_FOOTER_Default Page Style1"/><text:page-number text:select-page="current">17</text:page-number><text:bookmark-end text:name="PageNumWizard_FOOTER_Default Page Style1"/></text:p>
      </style:footer>
      <style:footer-left>
        <text:p text:style-name="MP3"><text:bookmark-start text:name="PageNumWizard_FOOTER_Default Page Style4"/><text:page-number text:select-page="current">18</text:page-number><text:bookmark-end text:name="PageNumWizard_FOOTER_Default Page Style4"/><text:bookmark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45:00</meta:creation-date>
    <dc:date>2025-05-04T21:34:40.077000000</dc:date>
    <meta:editing-duration>P2DT47M42S</meta:editing-duration>
    <meta:editing-cycles>71</meta:editing-cycles>
    <meta:generator>LibreOffice/24.2.5.2$Windows_X86_64 LibreOffice_project/bffef4ea93e59bebbeaf7f431bb02b1a39ee8a59</meta:generator>
    <meta:initial-creator>requisitos PROYECTO fin de ciclo</meta:initial-creator>
    <meta:print-date>2025-04-10T22:28:58.142000000</meta:print-date>
    <meta:printed-by>PDF files</meta:printed-by>
    <meta:document-statistic meta:table-count="2" meta:image-count="0" meta:object-count="0" meta:page-count="18" meta:paragraph-count="236" meta:word-count="3370" meta:character-count="22189" meta:non-whitespace-character-count="19063"/>
  </office:meta>
</office:document-meta>
</file>